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5.596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214.66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margin-left="1.5cm" fo:margin-right="1.5cm" fo:margin-top="1.5cm" fo:margin-bottom="1.5cm" fo:text-align="end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end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loext:opacity="0%" style:letter-kerning="tru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36.923cm" svg:height="247.37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چھانے لگی شامِ غریباں ہائے قیامت کا ہے سماں<text:line-break/>خیمۂ سادات سے اُٹھا دھواں ہائے قیامت کا ہے سماں</text:p>
              </table:table-cell>
              <table:table-cell table:style-name="ce2"/>
              <table:table-cell table:style-name="ce3">
                <text:p text:style-name="P2">Chhane lagi shaam e ghareeban haaye qiyamat ka hai samaan<text:line-break/>Kh<text:span text:style-name="T1">aima e sada</text:span>at se utha dhuaan haaye qiyamat ka hai samaan</text:p>
              </table:table-cell>
            </table:table-row>
            <table:table-row table:style-name="ro2">
              <table:table-cell table:style-name="ce4">
                <text:p text:style-name="P3">ڈھل گیا دن ختم لڑائی ہوئی موت کی خاموشی ہے چھائی ہوئی<text:line-break/>چاک گریباں خدائی ہوئی خاک بسر فاطمہ جائی ہوئی<text:line-break/>لرزی زمیں کانپ اُٹھا آسماں ہائے قیامت کا ہے سماں</text:p>
              </table:table-cell>
              <table:table-cell table:style-name="ce5">
                <text:p text:style-name="P4">1</text:p>
              </table:table-cell>
              <table:table-cell table:style-name="ce3">
                <text:p text:style-name="P2">Dhal gaya din khatam larai hui maut ki khamoshi hai chaai hui<text:line-break/>Chaak garebaan khudai hui khaak basar Fatima jaai hui<text:line-break/>Larzi zameen kanp utha aasman haaye qiyamat ka hai samaan</text:p>
              </table:table-cell>
            </table:table-row>
            <table:table-row table:style-name="ro2">
              <table:table-cell table:style-name="ce4">
                <text:p text:style-name="P3">نورِ نظر راج دلارے گئے زینبِ دلگیر کے پیارے گئے<text:line-break/>شاہ کے انصار بھی مارے گئے آس تھی جن پر وہ سہارے گئے<text:line-break/>لوٹ لیا موت نے یہ کارواں ہائے قیامت کا ہے سماں</text:p>
              </table:table-cell>
              <table:table-cell table:style-name="ce5">
                <text:p text:style-name="P4">2</text:p>
              </table:table-cell>
              <table:table-cell table:style-name="ce3">
                <text:p text:style-name="P2">Noor e nazar raaj dulare gaye Zainab dilgeer ke pyaare gaye<text:line-break/>Shah ke ansar bhi maare gaye aas thi jin par woh sahaare gaye<text:line-break/>Loot liya maut ne yeh karwan haaye qiyamat ka hai samaan</text:p>
              </table:table-cell>
            </table:table-row>
            <table:table-row table:style-name="ro2">
              <table:table-cell table:style-name="ce4">
                <text:p text:style-name="P3">خوں میں ہے تر شىرِ جری کا عَلَم ہو گیا شبىر کا سر بھی قلم<text:line-break/>خوشیاں منانے لگی فوجِ ستم غم سے تباہ حال ہیں اہلِ حرم<text:line-break/>لُٹ گئیں کونین کی شہزادیاں ہائے قیامت کا ہے سماں</text:p>
              </table:table-cell>
              <table:table-cell table:style-name="ce5">
                <text:p text:style-name="P4">3</text:p>
              </table:table-cell>
              <table:table-cell table:style-name="ce3">
                <text:p text:style-name="P2">Khoon mein hai tar sher e jari ka alam ho gaya Shabbir ka sar bhi qalam<text:line-break/>Khushiyan manane lagi fauj e sitam, gham se tabaah haal hain ahl e haram<text:line-break/>Loot gayin konain ki shehzadiyan haaye qiyamat ka hai samaan</text:p>
              </table:table-cell>
            </table:table-row>
            <table:table-row table:style-name="ro2">
              <table:table-cell table:style-name="ce4">
                <text:p text:style-name="P3">عون و محمد نہیں اکبر نہیں سرور و عباسِ دلاور نہیں<text:line-break/>ہائے کوئی مونس و یاور نہیں خیمہ نہیں مقنع چادر نہیں<text:line-break/>دشت میں هیں <text:s/>آلِ نبی بے اماں ہائے قیامت کا ہے سماں</text:p>
              </table:table-cell>
              <table:table-cell table:style-name="ce5">
                <text:p text:style-name="P4">4</text:p>
              </table:table-cell>
              <table:table-cell table:style-name="ce3">
                <text:p text:style-name="P2"><text:span text:style-name="T2">Aun o Muhammad nahin Akbar nahin Sarwar o Abbas-e-dilawar nahin</text:span><text:span text:style-name="T2"><text:line-break/></text:span><text:span text:style-name="T2">Haaye koi munis o yawar nahin khaima </text:span>nahin maqna o chadar nahin<text:line-break/>Dasht mein be hain aal-e-nabi beamaan haaye qiyamat ka hai samaan</text:p>
              </table:table-cell>
            </table:table-row>
            <table:table-row table:style-name="ro2">
              <table:table-cell table:style-name="ce4">
                <text:p text:style-name="P3">مادرِ اکبر کا عجب حال ہے دیتا ہے جب کوئی تسلی اسے<text:line-break/>کہتی ہے دل تھام کے روتے ہوئے كھوگئے اِس بن میں سہارے میرے<text:line-break/>مر گیا ہائے میرا کڑيل جواں ہائے قیامت کا ہے سماں</text:p>
              </table:table-cell>
              <table:table-cell table:style-name="ce5">
                <text:p text:style-name="P4">5</text:p>
              </table:table-cell>
              <table:table-cell table:style-name="ce3">
                <text:p text:style-name="P2">Madar e Akbar ka ajab haal hai deta hai jab koi tasalli use<text:line-break/>Kehti hai dil thaam ke rote hue khogaye is ban mein sahaare mere<text:line-break/>Mar gaya haaye mera karyal jawaan haaye qiyamat ka hai samaan</text:p>
              </table:table-cell>
            </table:table-row>
            <table:table-row table:style-name="ro2">
              <table:table-cell table:style-name="ce4">
                <text:p text:style-name="P3">ماں ہوں ہر اک رنج اُٹھاؤں گی میں روتے ہوئے خود چلی جاؤں گی میں<text:line-break/>ڈھونڈ کے بے شیر کو لاؤں گی میں اِس کے بناء جی نہیں پاؤں گی میں<text:line-break/>رہ گیا ہائے میرا بچہ کہاں ہائے قیامت کا ہے سماں</text:p>
              </table:table-cell>
              <table:table-cell table:style-name="ce5">
                <text:p text:style-name="P4">6</text:p>
              </table:table-cell>
              <table:table-cell table:style-name="ce3">
                <text:p text:style-name="P2">Maan hoon har ek ranj uthaoon gi main rote hue khud chali jaoon gi main<text:line-break/>Dhoond ke be sher ko laoon gi main is ke bina ji nahin paoon gi main<text:line-break/>Reh gaya haaye mera bachcha kahan haaye qiyamat ka hai samaan</text:p>
              </table:table-cell>
            </table:table-row>
            <table:table-row table:style-name="ro2">
              <table:table-cell table:style-name="ce4">
                <text:p text:style-name="P3">ہائے یہ بے چارگی یہ بے کسی دیتا نہیں اِس کو دلاسہ کوئی<text:line-break/>درمیان لاشوں کے اکیلی کھڑی کہتی ہے بچی کوئی سہمی ہوئی<text:line-break/>ڈھونڈنے جاؤں تجھے بابا کہاں ہائے قیامت کا ہے سماں</text:p>
              </table:table-cell>
              <table:table-cell table:style-name="ce5">
                <text:p text:style-name="P4">7</text:p>
              </table:table-cell>
              <table:table-cell table:style-name="ce3">
                <text:p text:style-name="P2">Haaye yeh be chargi yeh be kasi deta nahin is ko dalasa koi<text:line-break/>Darmiyan lashon ke akeli khari kahti hai bachchi koi sehmi hui<text:line-break/>Dhoondne jaoon tujhe baba kahan haaye qiyamat ka hai samaan</text:p>
              </table:table-cell>
            </table:table-row>
            <table:table-row table:style-name="ro2">
              <table:table-cell table:style-name="ce4">
                <text:p text:style-name="P3"><text:span text:style-name="T3">ہے یہ گوہر عظمتِ بنتِ علی سب کو سنبھالا بھی حفاظت بھی کی</text:span><text:span text:style-name="T3"><text:line-break/></text:span><text:span text:style-name="T3">غم میں شهِ دين كے بھی روتی رہی ممتا په آن</text:span>چ بھی آنے نه دى<text:line-break/>ماں تو ہے بس عون و محمد کی ماں ہائے قیامت کا ہے سماں</text:p>
              </table:table-cell>
              <table:table-cell table:style-name="ce5">
                <text:p text:style-name="P4">8</text:p>
              </table:table-cell>
              <table:table-cell table:style-name="ce3">
                <text:p text:style-name="P2">Hai ye Gohar azmat e bint e Ali sab ko sambhala bhi hifazat bhi ki<text:line-break/>Gham mein Shah-e-din ke bhi roti rahi mamta pe aanch bhi aane na di<text:line-break/>Maan to hai bas Aun o Muhammad ki maan haaye qiyamat ka hai samaan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36.92cm" fo:page-height="247.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0:38.151369800</dc:date>
    <meta:editing-duration>PT1H1M34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